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</office:automatic-styles>
  <office:body>
    <office:drawing>
      <draw:page draw:name="page1" draw:style-name="dp1" draw:master-page-name="Per_20_defecte">
        <office:forms form:automatic-focus="false" form:apply-design-mode="false"/>
        <draw:frame draw:style-name="standard" draw:layer="layout" svg:width="11.5cm" svg:height="9.5cm" svg:x="8.5cm" svg:y="0.5cm">
          <draw:object xlink:href="../Arquitectura_DATASOURCES.odg" xlink:type="simple" xlink:show="embed" xlink:actuate="onLoad"/>
          <draw:image xlink:href="./ObjectReplacements/Object 1" xlink:type="simple" xlink:show="embed" xlink:actuate="onLoad"/>
        </draw:frame>
        <draw:frame draw:style-name="standard" draw:layer="layout" svg:width="13.5cm" svg:height="8.011cm" svg:x="4cm" svg:y="15cm">
          <draw:object xlink:href="../Arquitectura_JNDI_JBOSS.odg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ca" fo:country="ES" style:font-family-asian="'DejaVu Sans'" style:font-family-generic-asian="system" style:font-pitch-asian="variable" style:font-size-asian="24pt" style:language-asian="ca" style:country-asian="ES" style:font-family-complex="'DejaVu Sans'" style:font-family-generic-complex="system" style:font-pitch-complex="variable" style:font-size-complex="24pt" style:language-complex="ca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root</meta:initial-creator>
    <meta:creation-date>2008-09-12T01:09:55</meta:creation-date>
    <dc:creator>root</dc:creator>
    <dc:date>2008-09-12T10:40:49</dc:date>
    <dc:language>ca-ES</dc:language>
    <meta:editing-cycles>3</meta:editing-cycles>
    <meta:editing-duration>PT9H15M43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